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517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CE" table:style-name="ta5" table:print-ranges="HistoriasSolicitadasCE.A1:HistoriasSolicitadasCE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2" table:number-columns-repeated="3" table:default-cell-style-name="Normal_5f_GalenHos"/>
        <table:table-column table:style-name="co9" table:default-cell-style-name="Normal_5f_GalenHos"/>
        <table:table-column table:style-name="co7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2" table:number-columns-repeated="6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7" table:number-columns-repeated="226" table:default-cell-style-name="Normal_5f_GalenHos"/>
        <table:table-row table:style-name="ro1">
          <table:table-cell table:number-columns-repeated="16"/>
          <table:table-cell office:value-type="string">
            <text:p>Fecha:</text:p>
          </table:table-cell>
          <table:table-cell table:number-columns-repeated="4"/>
          <table:table-cell office:value-type="string">
            <text:p>Hora: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 DE CONSULTORIOS POR MÉDIC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7"/>
          <table:table-cell table:style-name="ce2" office:value-type="string" table:number-columns-spanned="6" table:number-rows-spanned="1">
            <text:p>Fechas</text:p>
          </table:table-cell>
          <table:covered-table-cell table:number-columns-repeated="4" table:style-name="ce9"/>
          <table:covered-table-cell table:style-name="ce8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Medico</text:p>
          </table:table-cell>
          <table:covered-table-cell table:number-columns-repeated="6" table:style-name="ce2"/>
          <table:table-cell table:style-name="ce3" office:value-type="string" table:number-columns-spanned="2" table:number-rows-spanned="1">
            <text:p>H.Clinica</text:p>
          </table:table-cell>
          <table:covered-table-cell table:style-name="ce3"/>
          <table:table-cell table:style-name="ce4" office:value-type="string" table:number-columns-spanned="7" table:number-rows-spanned="1">
            <text:p>Apellidos y nombres</text:p>
          </table:table-cell>
          <table:covered-table-cell table:number-columns-repeated="5" table:style-name="ce5"/>
          <table:covered-table-cell table:style-name="ce6"/>
          <table:table-cell table:style-name="ce7"/>
          <table:table-cell table:style-name="ce8" office:value-type="string" table:number-columns-spanned="4" table:number-rows-spanned="1">
            <text:p>Requerida</text:p>
          </table:table-cell>
          <table:covered-table-cell table:number-columns-repeated="2" table:style-name="ce9"/>
          <table:covered-table-cell table:style-name="ce8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10" office:value-type="string">
            <text:p>Servicio</text:p>
          </table:table-cell>
          <table:table-cell table:style-name="ce10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8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0:3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CE" style:display-name="PageStyle_HistoriasSolicitadasCE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0:30.31</dc:date>
    <meta:generator>OpenOffice/4.0.0$Win32 OpenOffice.org_project/400m3$Build-9702</meta:generator>
    <meta:editing-duration>PT3M24S</meta:editing-duration>
    <meta:editing-cycles>3</meta:editing-cycles>
    <meta:document-statistic meta:table-count="4" meta:cell-count="13" meta:object-count="0"/>
  </office:meta>
</office:document-meta>
</file>